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12]-[.F12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2])" office:value-type="float" office:value="270" calcext:value-type="float">
            <text:p>27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7.1404184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7.141565286">00:00:00</text:time></text:span><text:span text:style-name="MT2"><text:time style:data-style-name="N2" text:time-value="10:21:27.14158721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6-27T10:21:27.546526752</dc:date>
    <meta:editing-cycles>681</meta:editing-cycles>
    <meta:editing-duration>PT51M43S</meta:editing-duration>
    <meta:print-date>2022-07-04T10:09:13.162219555</meta:print-date>
    <meta:document-statistic meta:table-count="1" meta:cell-count="91" meta:object-count="0"/>
    <meta:user-defined meta:name="Info 0"/>
    <meta:user-defined meta:name="Info 1"/>
    <meta:user-defined meta:name="Info 2"/>
    <meta:user-defined meta:name="Info 3"/>
  </office:meta>
</office:document-meta>
</file>